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a00b" officeooo:paragraph-rsid="001ca00b"/>
    </style:style>
    <style:style style:name="P2" style:family="paragraph" style:parent-style-name="Standard">
      <style:text-properties officeooo:rsid="001e1446" officeooo:paragraph-rsid="001e1446"/>
    </style:style>
    <style:style style:name="P3" style:family="paragraph" style:parent-style-name="Standard">
      <style:text-properties officeooo:rsid="001fc96b" officeooo:paragraph-rsid="001fc96b"/>
    </style:style>
    <style:style style:name="P4" style:family="paragraph" style:parent-style-name="Standard">
      <style:text-properties officeooo:rsid="001fc96b" officeooo:paragraph-rsid="0020856a"/>
    </style:style>
    <style:style style:name="P5" style:family="paragraph" style:parent-style-name="Standard">
      <style:text-properties officeooo:rsid="00213f3d" officeooo:paragraph-rsid="00213f3d"/>
    </style:style>
    <style:style style:name="T1" style:family="text">
      <style:text-properties officeooo:rsid="001e1446"/>
    </style:style>
    <style:style style:name="T2" style:family="text">
      <style:text-properties officeooo:rsid="001fdab3"/>
    </style:style>
    <style:style style:name="T3" style:family="text">
      <style:text-properties officeooo:rsid="002085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first install git</text:p>
      <text:p text:style-name="Standard"/>
      <text:p text:style-name="Standard">2.then initiate git in that folder containing some code file here (git commands.txt)</text:p>
      <text:p text:style-name="Standard"/>
      <text:p text:style-name="Standard">git init</text:p>
      <text:p text:style-name="Standard"/>
      <text:p text:style-name="Standard"/>
      <text:p text:style-name="Standard">3. add files that to be connected (containing code)</text:p>
      <text:p text:style-name="Standard"/>
      <text:p text:style-name="Standard">git add "&lt;filename&gt;" <text:s/>here git add "git commands.txt"</text:p>
      <text:p text:style-name="Standard"/>
      <text:p text:style-name="Standard">4.to check status of git</text:p>
      <text:p text:style-name="Standard"/>
      <text:p text:style-name="Standard">git status</text:p>
      <text:p text:style-name="Standard"/>
      <text:p text:style-name="Standard">5. To try new code create new brach named test</text:p>
      <text:p text:style-name="Standard"/>
      <text:p text:style-name="Standard">git branch test</text:p>
      <text:p text:style-name="Standard"/>
      <text:p text:style-name="Standard">6.To switch to new branch for working on new code </text:p>
      <text:p text:style-name="Standard"/>
      <text:p text:style-name="Standard">git checkout test</text:p>
      <text:p text:style-name="Standard"/>
      <text:p text:style-name="Standard">7.To create one brach named test1 and checkout to that in one command</text:p>
      <text:p text:style-name="Standard"/>
      <text:p text:style-name="Standard">git checkout -b test1</text:p>
      <text:p text:style-name="Standard"/>
      <text:p text:style-name="Standard">8. delete all code/text in file (or make some changes which are not stable) and to save/commit file to git</text:p>
      <text:p text:style-name="Standard"/>
      <text:p text:style-name="Standard">git add .</text:p>
      <text:p text:style-name="Standard"/>
      <text:p text:style-name="Standard">git commit -m "messed everything up"</text:p>
      <text:p text:style-name="Standard"/>
      <text:p text:style-name="Standard">(VIMP Note - It is must to add and commit before switching branch in order to save your code that has been written on particular branch)</text:p>
      <text:p text:style-name="Standard"/>
      <text:p text:style-name="Standard">9.if you open that file you will see nothing as you deleted everything on test1 branch'</text:p>
      <text:p text:style-name="Standard"/>
      <text:p text:style-name="Standard">10. Now switch to master branch by</text:p>
      <text:p text:style-name="Standard"/>
      <text:p text:style-name="Standard">git checkout master</text:p>
      <text:p text:style-name="Standard"/>
      <text:p text:style-name="Standard">11. now if you open file you can see original file with code. Thus we saved original code on master branch and did trial on test1 branch.</text:p>
      <text:p text:style-name="Standard"/>
      <text:p text:style-name="Standard">12. To check which branch your are on</text:p>
      <text:p text:style-name="Standard"/>
      <text:p text:style-name="Standard">git branch</text:p>
      <text:p text:style-name="Standard"/>
      <text:p text:style-name="Standard"/>
      <text:p text:style-name="P1">13. To merge two branches test1 and master into one (once code on test1 is finalised)</text:p>
      <text:p text:style-name="P1"><text:soft-page-break/>14. checkout to <text:span text:style-name="T1">master</text:span> brach</text:p>
      <text:p text:style-name="P1"/>
      <text:p text:style-name="P1">git checkout <text:span text:style-name="T1">master</text:span></text:p>
      <text:p text:style-name="P1"/>
      <text:p text:style-name="P1">15. <text:span text:style-name="T1">merge test1 with master</text:span></text:p>
      <text:p text:style-name="P1"/>
      <text:p text:style-name="P2">git merge test1</text:p>
      <text:p text:style-name="P2"/>
      <text:p text:style-name="P3">16. Now delete test1 branch as it is merged with master</text:p>
      <text:p text:style-name="P3"/>
      <text:p text:style-name="P3"><text:s/>git branch <text:span text:style-name="T2">&lt;branchname&gt;</text:span> -d <text:s text:c="15"/>git branch test1 -d</text:p>
      <text:p text:style-name="P3"/>
      <text:p text:style-name="P4"><text:span text:style-name="T3">17. To force delete the branch</text:span></text:p>
      <text:p text:style-name="P4"/>
      <text:p text:style-name="P4">git branch <text:span text:style-name="T2">&lt;branchname&gt;</text:span> -d <text:s/></text:p>
      <text:p text:style-name="P4"/>
      <text:p text:style-name="P5">18 . Reverting back <text:s/>screwed up 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13:29:25.997964255</meta:creation-date>
    <dc:date>2020-09-13T19:07:58.437052340</dc:date>
    <meta:editing-duration>PT10M46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71" meta:character-count="1468" meta:non-whitespace-character-count="1209"/>
  </office:meta>
</office:document-meta>
</file>